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Lorem ipsum dolor sit amet, consectetur adipiscing elit. Fusce et mauris ultrices massa molestie varius mattis sed sapien. Aenean in est nec justo facilisis tristique eget at enim. Ut tincidunt eros faucibus facilisis egestas. Maecenas condimentum pharetra justo id hendrerit. Curabitur porttitor odio non lectus tincidunt tempus. In tortor leo, pellentesque quis efficitur eget, venenatis ultrices lectus. Maecenas sodales, mauris eget tristique hendrerit, lorem orci sodales ipsum, sed venenatis tortor arcu vitae dui. Nam facilisis, diam porta elementum egestas, arcu odio bibendum purus, rhoncus placerat nisl massa at nibh. Proin quam tellus, aliquam eget varius id, aliquam non tortor. Cras id sollicitudin justo, ut varius sem.</text:p>
      <text:p text:style-name="Standard"/>
      <text:p text:style-name="Standard">Proin tincidunt, nibh eget condimentum condimentum, odio risus consectetur dui, ac malesuada lectus ex in justo. Fusce dui massa, varius sed tempus et, lacinia a lacus. Interdum et malesuada fames ac ante ipsum primis in faucibus. Fusce varius orci justo, eu tempor lectus vulputate et. Fusce lobortis, nibh sit amet rhoncus tempor, ligula velit pharetra urna, eget euismod lectus massa vitae felis. Donec in lacus viverra risus luctus fermentum. Donec velit felis, congue sed orci in, tincidunt pellentesque ligula. Quisque ut justo eu ipsum ornare bibendum. Etiam in est mollis, egestas velit et, fringilla massa. Nunc accumsan nisi metus, sed pulvinar lorem accumsan in. Vestibulum ante ipsum primis in faucibus orci luctus et ultrices posuere cubilia curae; Aliquam erat volutpat.</text:p>
      <text:p text:style-name="Standard"/>
      <text:p text:style-name="Standard">Nulla libero lacus, luctus quis hendrerit ac, pulvinar pellentesque lectus. Nunc bibendum, lacus eu pulvinar pharetra, dolor diam molestie ligula, at aliquet dui magna a enim. Nulla facilisi. Nunc volutpat euismod velit a rhoncus. Quisque egestas lectus leo, non aliquet tortor gravida quis. Vivamus vulputate consequat magna quis pharetra. Quisque tincidunt quam et enim ullamcorper efficitur. Nam scelerisque commodo justo in volutpat.</text:p>
      <text:p text:style-name="Standard"/>
      <text:p text:style-name="Standard">Nam vestibulum nec nibh vel egestas. Proin scelerisque bibendum felis eu tempus. Sed et ex sed turpis pretium porttitor at at risus. Vivamus tempor sit amet enim a blandit. Nullam consectetur arcu pharetra tellus imperdiet sagittis. Pellentesque semper, elit eu maximus porttitor, augue tortor efficitur ex, ac gravida ligula quam vel quam. Fusce consequat urna at aliquam malesuada. Donec congue ante pretium eros rutrum, non consequat augue rhoncus. Sed gravida turpis et leo ultricies efficitur. Quisque id porttitor nulla. Maecenas sollicitudin tellus nunc, et finibus leo cursus a. Donec vel malesuada velit.</text:p>
      <text:p text:style-name="Standard"/>
      <text:p text:style-name="Standard">Pellentesque eleifend luctus diam ut tempus. Nulla maximus turpis sit amet nulla iaculis sagittis. Quisque venenatis leo facilisis lorem hendrerit, et tempus enim facilisis. Duis cursus massa id nisi posuere, in convallis nisl rutrum. Mauris et rhoncus libero, quis hendrerit tortor. Nam laoreet lorem eget arcu hendrerit, non molestie ligula posuere. Etiam dapibus, diam sollicitudin auctor eleifend, urna velit elementum nisi, quis porta leo metus in quam. Donec in tristique urna. Vestibulum ut est ac enim sodales rhoncus quis sed arcu. Cras viverra, metus ut elementum lobortis, dolor velit vehicula metus, quis eleifend tellus risus nec sem. Aenean tempor massa non dignissim fringilla. Sed faucibus tortor at dictum faucibus.</text:p>
      <text:p text:style-name="Standard"/>
      <text:p text:style-name="Standard">Praesent massa arcu, placerat vitae arcu ac, tristique blandit ex. Phasellus tincidunt elit ac mauris condimentum maximus a eu augue. Fusce laoreet elementum ante ut iaculis. Etiam vel ligula eget est consequat tristique rutrum et quam. Nullam lacinia, diam non posuere rutrum, metus massa eleifend nunc, sit amet vestibulum ante nibh ut tortor. Nulla facilisi. Maecenas blandit vitae nibh vel convallis. Proin faucibus scelerisque feugiat. Morbi porttitor justo quam, sit amet imperdiet purus euismod vitae. Mauris sed elit vulputate, ullamcorper nisi quis, commodo est.</text:p>
      <text:p text:style-name="Standard"/>
      <text:p text:style-name="Standard">In lorem sapien, ornare in accumsan eu, aliquam in metus. Sed mattis quis nulla eu faucibus. Aenean suscipit varius dui, in semper diam eleifend et. Ut at diam non leo tincidunt pretium id id <text:soft-page-break/>risus. Pellentesque quam arcu, bibendum eget condimentum vel, tincidunt ut ipsum. Morbi sem dolor, tincidunt sit amet aliquet sed, elementum in lorem. Sed id urna metus. In a sodales libero. Suspendisse potenti. Curabitur quam sem, varius ut magna id, egestas placerat urna. Etiam vel lacus non odio ultricies iaculis ut et augue. Nam id lorem quis massa lacinia molestie sit amet sed augue. Sed sit amet odio enim. Ut sem lacus, dictum sit amet ullamcorper et, vulputate vel ipsum.</text:p>
      <text:p text:style-name="Standard"/>
      <text:p text:style-name="Standard">Duis dictum placerat posuere. Quisque fringilla quam augue, sagittis tempor enim accumsan ac. Quisque iaculis risus mi, sed fermentum massa pretium et. Pellentesque convallis neque ac neque fringilla mollis. Nam eget erat tortor. Cras id mollis eros, scelerisque lobortis odio. Ut vel finibus justo. Praesent in tortor eu massa eleifend porta.</text:p>
      <text:p text:style-name="Standard"/>
      <text:p text:style-name="Standard">Phasellus varius ut elit ac scelerisque. Quisque vestibulum nisi ac ipsum scelerisque, et finibus libero pellentesque. Donec tincidunt fringilla nibh, gravida consequat tellus finibus sit amet. Donec ac lacus condimentum, malesuada leo non, accumsan odio. Sed varius dignissim nisi, ut venenatis erat accumsan ut. Suspendisse sapien tellus, posuere quis elementum porttitor, iaculis ac eros. Ut pharetra, ex id elementum porta, arcu neque interdum metus, vel mollis leo felis ut lectus. Etiam quis risus eget purus fringilla suscipit. Morbi scelerisque libero ac rutrum iaculis. Suspendisse potenti.</text:p>
      <text:p text:style-name="Standard"/>
      <text:p text:style-name="Standard">Nullam non venenatis turpis, at efficitur augue. Aenean orci mauris, vestibulum ac ante vel, ornare convallis dolor. Nullam pulvinar velit vel vestibulum ultricies. Aliquam congue ipsum non rutrum dignissim. Integer viverra nibh libero, vitae efficitur libero mattis sit amet. Donec sed quam auctor sapien accumsan vehicula in quis massa. Vestibulum scelerisque aliquet diam, at interdum lectus posuere ut. Praesent faucibus condimentum ultrices. Duis condimentum, ex quis bibendum blandit, felis urna imperdiet tellus, at vestibulum ipsum lacus quis leo. Etiam ullamcorper, diam et vehicula malesuada, nisi urna convallis elit, in venenatis purus dolor ut nibh.</text:p>
      <text:p text:style-name="Standard"/>
      <text:p text:style-name="Standard">Mauris id nunc non enim scelerisque malesuada. Morbi ac justo leo. Donec elit velit, efficitur et arcu non, suscipit pharetra ipsum. Integer hendrerit est sed cursus lacinia. Pellentesque consectetur vulputate elit, sit amet sodales leo vehicula id. Aliquam et eros nec quam efficitur imperdiet id sed est. Donec laoreet lectus vitae tincidunt venenatis. Donec blandit nulla ut libero pretium, in maximus enim venenatis. Ut enim purus, efficitur id lorem a, sagittis sagittis ante.</text:p>
      <text:p text:style-name="Standard"/>
      <text:p text:style-name="Standard">Sed molestie nibh eget ante scelerisque vulputate. Pellentesque posuere vitae magna eget molestie. Praesent rhoncus dolor at imperdiet cursus. Suspendisse metus libero, tempor nec rutrum eget, aliquet et justo. Fusce consectetur efficitur est egestas venenatis. Maecenas euismod vestibulum maximus. Nam gravida tellus ultricies est vestibulum, eget commodo lacus volutpat. In aliquam lobortis sollicitudin.</text:p>
      <text:p text:style-name="Standard"/>
      <text:p text:style-name="Standard">Maecenas vitae urna non sem euismod venenatis sed non sapien. Cras sed gravida velit, eu tristique massa. Aenean placerat auctor nisi, ut mattis dolor egestas quis. Curabitur gravida consectetur justo, vitae finibus velit porta ut. Donec sit amet venenatis nunc. Phasellus viverra libero sit amet ipsum aliquet, vitae suscipit leo imperdiet. Integer posuere quam in interdum sollicitudin. Sed sed justo a mi scelerisque luctus. Nulla eu libero ante. Etiam ipsum est, eleifend eu tempor et, accumsan a augue. Sed id metus auctor, molestie quam at, efficitur tellus. Ut non tincidunt felis, sed consequat dolor. Nam vehicula sollicitudin nulla. Nulla eu semper felis, quis laoreet erat. Aenean eget imperdiet tellus. Sed nulla nulla, dignissim a efficitur sit amet, tempor ut nulla.</text:p>
      <text:p text:style-name="Standard"/>
      <text:p text:style-name="Standard">Morbi efficitur, leo sed convallis efficitur, tellus risus congue urna, in facilisis ante ligula id nisi. Maecenas enim neque, malesuada id vehicula et, lacinia eu erat. Morbi vehicula vulputate ex. Pellentesque facilisis libero vitae diam ultricies mollis. Cras elementum sem id facilisis consequat. Nullam non quam lacus. Donec lacinia libero eu ipsum laoreet, at semper turpis placerat. Sed sed <text:soft-page-break/>lorem quis mauris elementum euismod. Cras non nisl id augue ornare accumsan eu in nibh. Lorem ipsum dolor sit amet, consectetur adipiscing elit. Morbi consectetur, lectus eget facilisis placerat, orci nisi vulputate tortor, ut varius purus libero euismod magna. Duis congue, leo vitae posuere pretium, est purus consectetur nisl, id sollicitudin massa ligula maximus urna. Nulla a ex interdum elit sollicitudin aliquam blandit et erat. Nullam luctus tempus felis at efficitur.</text:p>
      <text:p text:style-name="Standard"/>
      <text:p text:style-name="Standard">Sed ligula nibh, posuere sit amet facilisis eu, accumsan eget sem. Mauris non justo a nibh facilisis eleifend nec eget massa. Aenean mattis tempus leo vel egestas. In id diam aliquet, mollis ligula ut, porta nisl. Maecenas pulvinar ut justo eu volutpat. Sed posuere interdum libero, et lobortis metus dignissim sit amet. Quisque cursus venenatis augue tincidunt aliquet. Aenean eget erat efficitur, mollis nisi in, efficitur nunc. Vestibulum pellentesque id dolor id malesuada. In dapibus enim mauris, nec eleifend ante posuere quis. Sed in ornare diam, in facilisis nulla. Etiam quis pellentesque felis, non pretium leo. Nulla eu porttitor ante, vitae semper lacus. Cras convallis a dolor sed dapibus. Nam ac urna gravida, auctor lectus vel, commodo ipsum. Mauris tempor sed massa eu tristique.</text:p>
      <text:p text:style-name="Standard"/>
      <text:p text:style-name="Standard">Nam ante odio, condimentum in vehicula ac, molestie eu odio. Nam malesuada tincidunt massa at blandit. Quisque luctus augue molestie orci ultrices, eu auctor neque viverra. Integer molestie, felis quis molestie tincidunt, arcu odio commodo turpis, sit amet egestas urna ligula in felis. Nulla molestie in est nec consequat. Etiam lorem mauris, convallis ultrices auctor commodo, ultricies efficitur velit. Curabitur orci odio, lobortis at est et, molestie tempor dui. Aenean vulputate lacinia est nec finibus. Phasellus in interdum odio. Vivamus in porttitor tortor. Donec sed pellentesque mi.</text:p>
      <text:p text:style-name="Standard"/>
      <text:p text:style-name="Standard">Fusce rhoncus, lectus a porttitor ullamcorper, nisi lectus fermentum sapien, sed accumsan ipsum dui non mauris. Suspendisse potenti. Phasellus condimentum sollicitudin cursus. Sed et ultrices dui. Nulla eget mollis tortor, a eleifend libero. Aliquam ut ante eu mi condimentum iaculis nec in nulla. Suspendisse finibus velit lacus. Phasellus pretium dui vitae orci finibus rutrum.</text:p>
      <text:p text:style-name="Standard"/>
      <text:p text:style-name="Standard">Aenean at pellentesque massa, non sodales dolor. Donec tempor nulla ut lectus auctor placerat. Nulla facilisi. Quisque feugiat, quam quis vulputate faucibus, metus lectus aliquet lectus, quis scelerisque quam ante vel nisl. Maecenas pellentesque leo quam, vitae imperdiet justo tempor ac. Vestibulum posuere massa at risus varius luctus. Quisque ex quam, placerat quis vestibulum quis, blandit et justo. Aenean at venenatis elit. Etiam quis commodo lorem. Nullam imperdiet nulla sem, vitae vehicula tortor pellentesque vel. Nullam maximus malesuada sapien, ac tempus magna finibus placerat. Fusce rutrum ullamcorper leo, nec finibus sem pellentesque vitae.</text:p>
      <text:p text:style-name="Standard"/>
      <text:p text:style-name="Standard">Duis eget mi augue. Praesent dignissim, augue non vestibulum lobortis, dolor magna tempor augue, id lacinia magna mi in ante. Orci varius natoque penatibus et magnis dis parturient montes, nascetur ridiculus mus. Sed vel scelerisque nulla. Morbi quis luctus leo. Aliquam non feugiat nibh, sed facilisis massa. Sed finibus felis arcu, vel posuere elit placerat id. Fusce accumsan nunc et condimentum aliquet. Etiam consectetur interdum ultricies. Vivamus faucibus dui quis est tempor, non aliquam nulla lobortis. Donec ac lacus ipsum. Cras vehicula ex eu diam fermentum, eget volutpat risus egestas. Nulla vulputate mi ac malesuada fermentum.</text:p>
      <text:p text:style-name="Standard"/>
      <text:p text:style-name="Standard">Pellentesque tincidunt sagittis sapien, quis consequat velit facilisis non. Sed at pharetra augue, at vulputate neque. Vivamus lacinia varius cursus. Fusce tristique sem est, nec hendrerit justo facilisis ut. Aenean porttitor metus ligula, nec fringilla nisi gravida et. Donec at posuere velit. Cras suscipit quis metus non bibendum. Ut tempus, libero vel pulvinar faucibus, dolor leo dignissim ligula, et ultricies nibh orci non ex. In nec sollicitudin leo. Quisque vitae sapien eu diam tincidunt sodales. Pellentesque pulvinar, justo in elementum rhoncus, nisl est cursus urna, sit amet lacinia est massa id augue. Sed quis dignissim tortor. In faucibus porttitor pretium. In cursus porttitor mauris, quis <text:soft-page-break/>malesuada turpis malesuada sit amet. Vestibulum condimentum tincidunt enim, vitae consectetur lacus tincidunt vitae. Nunc tempus arcu ac accumsan dignissim.</text:p>
      <text:p text:style-name="Standard"/>
      <text:p text:style-name="Standard">Vestibulum non ligula ut urna pretium maximus non ut tellus. In maximus ipsum vel ipsum vestibulum finibus. Cras tellus tellus, imperdiet a massa sit amet, consequat posuere nibh. Aenean finibus mi non dignissim efficitur. Quisque eget mi quam. Sed aliquet efficitur efficitur. Aliquam luctus erat orci, a egestas massa mattis nec. Nunc at rutrum mauris, ac gravida eros. Ut a sem lectus. Mauris sagittis, elit non fermentum consequat, magna urna porta felis, id porttitor elit velit id ex. Donec sed maximus ante, ut sodales ipsum. Donec ac posuere elit. Nam velit est, luctus sed mauris dictum, bibendum ullamcorper nisi. Integer ultricies euismod malesuada. Quisque arcu eros, ullamcorper non massa ac, convallis placerat metus.</text:p>
      <text:p text:style-name="Standard"/>
      <text:p text:style-name="Standard">Aliquam erat volutpat. In pellentesque augue magna, at semper nunc egestas sit amet. Suspendisse posuere mi tortor, quis tempor ligula commodo et. Sed vitae justo imperdiet, tristique turpis nec, suscipit sapien. Maecenas rutrum ac velit tristique euismod. Sed dictum lorem odio. Donec nec porta elit, eu convallis turpis. Ut a euismod est. Nullam eget molestie erat, vitae elementum quam. Cras eu arcu molestie, venenatis nunc id, viverra elit.</text:p>
      <text:p text:style-name="Standard"/>
      <text:p text:style-name="Standard">Nunc ultrices vitae nibh in ullamcorper. Fusce aliquam semper sem sit amet pretium. Proin velit nulla, lacinia in ligula sit amet, cursus egestas magna. Aenean a metus non ipsum pharetra tincidunt auctor eget justo. Aliquam convallis mi elit, vel scelerisque tellus fermentum at. Aliquam eu dui id nisi suscipit luctus vel sed ipsum. Fusce in tincidunt lectus, tincidunt aliquet sapien. Donec semper ut nunc ac faucibus. Morbi porta lectus efficitur nibh convallis, eu viverra ipsum auctor. Donec dapibus faucibus laoreet. Etiam vitae lobortis purus. Suspendisse et libero facilisis, egestas velit eget, facilisis dolor. Maecenas vitae sapien nulla. Vestibulum posuere justo mattis velit placerat, sit amet volutpat lectus congue. Vivamus ut purus volutpat, cursus ligula eget, congue ante. Quisque quis euismod ante.</text:p>
      <text:p text:style-name="Standard"/>
      <text:p text:style-name="Standard">Pellentesque fermentum nulla vitae ipsum pharetra ultricies. Donec ut augue vitae velit tincidunt euismod. Pellentesque habitant morbi tristique senectus et netus et malesuada fames ac turpis egestas. Nullam et justo pulvinar, euismod dolor ut, dignissim libero. Duis quis finibus arcu. Sed porttitor semper nunc in posuere. Duis feugiat volutpat massa, ac tempus mi fringilla in. Fusce porta turpis in nunc volutpat, consectetur mattis dui rutrum. Fusce sed orci egestas, consectetur enim rutrum, porta mauris. Etiam faucibus ornare ligula.</text:p>
      <text:p text:style-name="Standard"/>
      <text:p text:style-name="Standard">Quisque placerat dictum turpis, at viverra ante luctus vitae. Aenean faucibus pretium justo. Aenean ac erat sit amet risus semper accumsan. Donec condimentum placerat odio, eu interdum orci sagittis quis. Nam sed lectus luctus, vehicula turpis ut, dapibus metus. Phasellus id nisi tortor. Curabitur in tristique elit.</text:p>
      <text:p text:style-name="Standard"/>
      <text:p text:style-name="Standard">Sed quis tellus nec leo dignissim pharetra id sed metus. Proin nec pellentesque turpis, eleifend pharetra metus. Etiam imperdiet libero turpis, at tempor dui tristique sit amet. Class aptent taciti sociosqu ad litora torquent per conubia nostra, per inceptos himenaeos. Sed imperdiet at velit ac lacinia. Maecenas vitae euismod ipsum, sed ultricies felis. Aliquam eros risus, euismod eget aliquet ac, vestibulum vitae magna. Donec quis porta metus. Mauris vitae molestie massa. Nam velit turpis, efficitur imperdiet metus vitae, semper pretium lorem. Sed elit justo, fermentum at lacinia sed, commodo at nulla.</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8:06:39.220293616</meta:creation-date>
    <dc:date>2024-03-27T19:00:10.389139604</dc:date>
    <meta:editing-duration>PT7M30S</meta:editing-duration>
    <meta:editing-cycles>2</meta:editing-cycles>
    <meta:generator>LibreOffice/7.6.5.2$Linux_X86_64 LibreOffice_project/38d5f62f85355c192ef5f1dd47c5c0c0c6d6598b</meta:generator>
    <meta:document-statistic meta:table-count="0" meta:image-count="0" meta:object-count="0" meta:page-count="4" meta:paragraph-count="26" meta:word-count="2389" meta:character-count="16079" meta:non-whitespace-character-count="13716"/>
  </office:meta>
</office:document-meta>
</file>